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DB50000154BF3F992A7.svm"/>
  <manifest:file-entry manifest:media-type="" manifest:full-path="Pictures/20000007000048C400002E69A5CD1A9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ipulating the survey input</text:p>
      <text:p text:style-name="P1"/>
      <text:p text:style-name="P1"/>
      <text:p text:style-name="P4">EXPLICATION</text:p>
      <text:p text:style-name="P1"/>
      <text:p text:style-name="P1">Comme relevé en phase d'énumération (voir ENUMERATION – partie 3), une page <text:span text:style-name="T1">survey</text:span> est disponible sur l'application. Il s'agit d'une liste de noms, que nous pouvons noter grâce à un petit menu déroulant, de 1 à 10 ; ce qui influe les colonnes <text:span text:style-name="T1">average </text:span>(moyenne des notes) et <text:span text:style-name="T1">nb of votes</text:span> :</text:p>
      <text:p text:style-name="P1"/>
      <text:p text:style-name="P1"><draw:frame draw:style-name="fr1" draw:name="images1" text:anchor-type="paragraph" svg:width="15.124cm" svg:height="9.645cm" draw:z-index="0"><draw:image xlink:href="Pictures/20000007000048C400002E69A5CD1A91.svm" xlink:type="simple" xlink:show="embed" xlink:actuate="onLoad"/></draw:frame></text:p>
      <text:p text:style-name="P1">Lorsqu'on clique sur l'un des chiffres pour noter une personne, la requête envoyée a cette forme :</text:p>
      <text:p text:style-name="P1"/>
      <text:p text:style-name="P1"><draw:frame draw:style-name="fr2" draw:name="images14" text:anchor-type="paragraph" svg:width="15.797cm" svg:height="5.45cm" draw:z-index="1"><draw:image xlink:href="Pictures/2000000700003DB50000154BF3F992A7.svm" xlink:type="simple" xlink:show="embed" xlink:actuate="onLoad"/></draw:frame></text:p>
      <text:p text:style-name="P1">On essaie alors simplement de remplacer "valeur" (un chiffre normalement entre 1 et 10) par un input arbitrairement important, comme 100 000. La requête est considérée comme valide, le vote avec la note 100 000 est pris en compte, ce qui augmente bien sûr excessivement la colonne "Average" de la personne pour laquelle on vient de voter.</text:p>
      <text:p text:style-name="P1"/>
      <text:p text:style-name="P1">Cette manipulation d'input est possible car aucune validation n'est effectuée en backend de l'input utilisateur, qui n'est naïvement que régulé par le formulaire en front.</text:p>
      <text:p text:style-name="P1"/>
      <text:p text:style-name="P1"><text:soft-page-break/>L'envoi de la requête modifiée nous révèle un <text:span text:style-name="T1">flag</text:span>.</text:p>
      <text:p text:style-name="P1"/>
      <text:p text:style-name="P1"/>
      <text:p text:style-name="P1"/>
      <text:p text:style-name="P4">RESSOURCES</text:p>
      <text:p text:style-name="P1"/>
      <text:p text:style-name="P1">Un script python permet d'automatiser l'envoi de la requête modifiée, et révèle la page sur laquelle le flag est affiché.</text:p>
      <text:p text:style-name="P1"/>
      <text:p text:style-name="P1"/>
      <text:p text:style-name="P4">MITIGATION</text:p>
      <text:p text:style-name="P4"><text:span text:style-name="T2"/></text:p>
      <text:p text:style-name="P4"><text:span text:style-name="T2">&gt; Ne pas se fier à des mécanismes de front-end pour la validation du </text:span>user-input<text:span text:style-name="T2">. Valider et réguler le user-input directement à réception en back-end.</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M56S</meta:editing-duration>
    <meta:editing-cycles>4</meta:editing-cycles>
    <meta:generator>OpenOffice/4.1.5$Win32 OpenOffice.org_project/415m1$Build-9789</meta:generator>
    <dc:date>2021-11-03T12:59:42.25</dc:date>
    <meta:document-statistic meta:table-count="0" meta:image-count="2" meta:object-count="0" meta:page-count="2" meta:paragraph-count="11" meta:word-count="212" meta:character-count="1276"/>
    <meta:user-defined meta:name="Info 1"/>
    <meta:user-defined meta:name="Info 2"/>
    <meta:user-defined meta:name="Info 3"/>
    <meta:user-defined meta:name="Info 4"/>
  </office:meta>
</office:document-meta>
</file>